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1e" officeooo:paragraph-rsid="001e1b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3 —Producer – Consumer Problem</text:p>
      <text:p text:style-name="P1">In Section 5.7.1, we presented a semaphore-based solution to the producer–</text:p>
      <text:p text:style-name="P1">consumer problem using a bounded buffer. In this project, you will design a</text:p>
      <text:p text:style-name="P1">programming solution to the bounded-buffer problem using the producer and</text:p>
      <text:p text:style-name="P1">consumer processes shown in Figures 5.9 and 5.10. The solution presented in</text:p>
      <text:p text:style-name="P1">Section 5.7.1 uses three semaphores: empty and full , which count the number</text:p>
      <text:p text:style-name="P1">of empty and full slots in the buffer, and mutex , which is a binary (or mutual-</text:p>
      <text:p text:style-name="P1">exclusion) semaphore that protects the actual insertion or removal of items</text:p>
      <text:p text:style-name="P1">in the buffer. For this project, you will use standard counting semaphores for</text:p>
      <text:p text:style-name="P1">empty and full and a mutex lock, rather than a binary semaphore, to represent</text:p>
      <text:p text:style-name="P1">mutex . The producer and consumer—running as separate threads—will move</text:p>
      <text:p text:style-name="P1">items to and from a buffer that is synchronized with the empty , full , and mutex</text:p>
      <text:p text:style-name="P1">structures. You can solve this problem using either Pthreads or the Windows</text:p>
      <text:p text:style-name="P1">API .</text:p>
      <text:p text:style-name="P1">#include "buffer.h"</text:p>
      <text:p text:style-name="P1">/* the buffer */</text:p>
      <text:p text:style-name="P1">buffer item buffer[BUFFER SIZE];</text:p>
      <text:p text:style-name="P1">int insert item(buffer item item) {</text:p>
      <text:p text:style-name="P1">/* insert item into buffer</text:p>
      <text:p text:style-name="P1">return 0 if successful, otherwise</text:p>
      <text:p text:style-name="P1">return -1 indicating an error condition */</text:p>
      <text:p text:style-name="P1">}</text:p>
      <text:p text:style-name="P1">int remove item(buffer item</text:p>
      <text:p text:style-name="P1">/* remove an object from</text:p>
      <text:p text:style-name="P1">placing it in item</text:p>
      <text:p text:style-name="P1">return 0 if successful,</text:p>
      <text:p text:style-name="P1">return -1 indicating an</text:p>
      <text:p text:style-name="P1">}</text:p>
      <text:p text:style-name="P1">*item) {</text:p>
      <text:p text:style-name="P1">buffer</text:p>
      <text:p text:style-name="P1">otherwise</text:p>
      <text:p text:style-name="P1">error condition */</text:p>
      <text:p text:style-name="P1">Figure 5.24 Outline of buffer operations.</text:p>
      <text:p text:style-name="P1">The Buffer</text:p>
      <text:p text:style-name="P1">Internally, the buffer will consist of a fixed-size array of type buffer item</text:p>
      <text:p text:style-name="P1">(which will be defined using a typedef ). The array of buffer item objects</text:p>
      <text:p text:style-name="P1">will be manipulated as a circular queue. The definition of buffer item , along</text:p>
      <text:p text:style-name="P1">with the size of the buffer, can be stored in a header file such as the following:</text:p>
      <text:p text:style-name="P1">/* buffer.h */</text:p>
      <text:p text:style-name="P1">typedef int buffer item;</text:p>
      <text:p text:style-name="P1">#define BUFFER SIZE 5</text:p>
      <text:p text:style-name="P1">The buffer will be manipulated with two functions, insert item() and</text:p>
      <text:p text:style-name="P1">remove item() , which are called by the producer and consumer threads,</text:p>
      <text:p text:style-name="P1">respectively. A skeleton outlining these functions appears in Figure 5.24.</text:p>
      <text:p text:style-name="P1">The insert item() and remove item() functions will synchronize the</text:p>
      <text:p text:style-name="P1">producer and consumer using the algorithms outlined in Figures 5.9 and</text:p>
      <text:p text:style-name="P1">5.10. The buffer will also require an initialization function that initializes the</text:p>
      <text:p text:style-name="P1">mutual-exclusion object mutex along with the empty and full semaphores.</text:p>
      <text:p text:style-name="P1">The main() function will initialize the buffer and create the separate</text:p>
      <text:p text:style-name="P1"><text:soft-page-break/>producer and consumer threads. Once it has created the producer and</text:p>
      <text:p text:style-name="P1">consumer threads, the main() function will sleep for a period of time and,</text:p>
      <text:p text:style-name="P1">upon awakening, will terminate the application. The main() function will be</text:p>
      <text:p text:style-name="P1">passed three parameters on the command line:</text:p>
      <text:p text:style-name="P1">1. How long to sleep before terminating</text:p>
      <text:p text:style-name="P1">2. The number of producer threads</text:p>
      <text:p text:style-name="P1">3. The number of consumer threads</text:p>
      <text:p text:style-name="P1">#include "buffer.h"</text:p>
      <text:p text:style-name="P1">int</text:p>
      <text:p text:style-name="P1">/*</text:p>
      <text:p text:style-name="P1">/*</text:p>
      <text:p text:style-name="P1">/*</text:p>
      <text:p text:style-name="P1">/*</text:p>
      <text:p text:style-name="P1">/*</text:p>
      <text:p text:style-name="P1">/*</text:p>
      <text:p text:style-name="P1">}</text:p>
      <text:p text:style-name="P1">main(int argc, char *argv[]) {</text:p>
      <text:p text:style-name="P1">1. Get command line arguments argv[1],argv[2],argv[3] */</text:p>
      <text:p text:style-name="P1">2. Initialize buffer */</text:p>
      <text:p text:style-name="P1">3. Create producer thread(s) */</text:p>
      <text:p text:style-name="P1">4. Create consumer thread(s) */</text:p>
      <text:p text:style-name="P1">5. Sleep */</text:p>
      <text:p text:style-name="P1">6. Exit */</text:p>
      <text:p text:style-name="P1">Figure 5.25 Outline of skeleton program.</text:p>
      <text:p text:style-name="P1">A skeleton for this function appears in Figure 5.25.</text:p>
      <text:p text:style-name="P1">The Producer and Consumer Threads</text:p>
      <text:p text:style-name="P1">The producer thread will alternate between sleeping for a random period of</text:p>
      <text:p text:style-name="P1">time and inserting a random integer into the buffer. Random numbers will</text:p>
      <text:p text:style-name="P1">be produced using the rand() function, which produces random integers</text:p>
      <text:p text:style-name="P1">between 0 and RAND MAX . The consumer will also sleep for a random period</text:p>
      <text:p text:style-name="P1">of time and, upon awakening, will attempt to remove an item from the buffer.</text:p>
      <text:p text:style-name="P1">An outline of the producer and consumer threads appears in Figure 5.26.</text:p>
      <text:p text:style-name="P1">As noted earlier, you can solve this problem using either Pthreads or the</text:p>
      <text:p text:style-name="P1">Windows API . In the following sections, we supply more information on each</text:p>
      <text:p text:style-name="P1">of these choices.</text:p>
      <text:p text:style-name="P1">Pthreads Thread Creation and Synchronization</text:p>
      <text:p text:style-name="P1">Creating threads using the Pthreads API is discussed in Section 4.4.1. Coverage</text:p>
      <text:p text:style-name="P1">of mutex locks and semaphores using Pthreads is provided in Section 5.9.4.</text:p>
      <text:p text:style-name="P1">Refer to those sections for specific instructions on Pthreads thread creation and</text:p>
      <text:p text:style-name="P1">synchronization.</text:p>
      <text:p text:style-name="P1">Windows</text:p>
      <text:p text:style-name="P1">Section 4.4.2 discusses thread creation u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6:35:27.927196293</meta:creation-date>
    <dc:date>2015-03-28T00:52:06.195536730</dc:date>
    <meta:editing-duration>PT8H1M27S</meta:editing-duration>
    <meta:editing-cycles>1</meta:editing-cycles>
    <meta:document-statistic meta:table-count="0" meta:image-count="0" meta:object-count="0" meta:page-count="2" meta:paragraph-count="91" meta:word-count="665" meta:character-count="4055" meta:non-whitespace-character-count="3394"/>
    <meta:generator>LibreOffice/4.2.7.2$Linux_X86_64 LibreOffice_project/420m0$Build-2</meta:generator>
  </office:meta>
</office:document-meta>
</file>